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3.531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1.4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25">
          <table:table-cell table:style-name="ce1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 table:number-rows-repeated="173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2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eline, Resplendent Cathar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ecil, Dark Knight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Spark Hunter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lement, the Worrywort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irja, Judge of Valo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ist of Saint Traft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diolus Amiciti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enova, Ancient Calamity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or Kadeen, First Goldwarden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 Reborn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quall, SeeD Mercenary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Ulamog, the Ceaseless Hunger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Golgari Queen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4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 Previl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Louis Liard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4:35:00.3515519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7:33:49.857003900</meta:creation-date>
    <dc:date>2025-08-13T14:35:12.370335385</dc:date>
    <meta:editing-duration>PT31M36S</meta:editing-duration>
    <meta:editing-cycles>17</meta:editing-cycles>
    <meta:generator>LibreOffice/24.8.7.2$Linux_X86_64 LibreOffice_project/480$Build-2</meta:generator>
    <meta:document-statistic meta:table-count="4" meta:cell-count="271" meta:object-count="0"/>
  </office:meta>
</office:document-meta>
</file>